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20pt" officeooo:rsid="000d39dd" officeooo:paragraph-rsid="000d39dd" style:font-size-asian="17.5pt" style:font-size-complex="20pt"/>
    </style:style>
    <style:style style:name="P3" style:family="paragraph" style:parent-style-name="Standard">
      <style:text-properties fo:font-size="20pt" officeooo:paragraph-rsid="000d39dd" style:font-size-asian="17.5pt" style:font-size-complex="20pt"/>
    </style:style>
    <style:style style:name="T1" style:family="text">
      <style:text-properties officeooo:rsid="000d39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 <text:s text:c="4"/><text:span text:style-name="T1">GEBZE TECHNİCAL UNİVERSİTY</text:span></text:p>
      <text:p text:style-name="P1"><text:tab/><text:tab/><text:tab/> <text:s text:c="6"/><text:span text:style-name="T1">CSE-222 – HW3 REPORT</text:span></text:p>
      <text:p text:style-name="P1"/>
      <text:p text:style-name="P1"/>
      <text:p text:style-name="P1"/>
      <text:p text:style-name="P1"/>
      <text:p text:style-name="P3"/>
      <text:p text:style-name="P2">Name: Atakan</text:p>
      <text:p text:style-name="P2">Surname: Kurt</text:p>
      <text:p text:style-name="P2"/>
      <text:p text:style-name="P2">No: 20010400404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23:31:28.097855794</meta:creation-date>
    <meta:generator>LibreOffice/7.3.7.2$Linux_X86_64 LibreOffice_project/30$Build-2</meta:generator>
    <dc:date>2023-04-03T23:52:36.260563118</dc:date>
    <meta:editing-duration>PT10M31S</meta:editing-duration>
    <meta:editing-cycles>1</meta:editing-cycles>
    <meta:document-statistic meta:table-count="0" meta:image-count="0" meta:object-count="0" meta:page-count="2" meta:paragraph-count="5" meta:word-count="12" meta:character-count="104" meta:non-whitespace-character-count="79"/>
  </office:meta>
</office:document-meta>
</file>